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idot" svg:font-family="Didot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fc252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background-color="#ffff00"/>
    </style:style>
    <style:style style:name="T1" style:family="text">
      <style:text-properties officeooo:rsid="001eba03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fc252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eba03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0766d" fo:background-color="transparent" loext:char-shading-value="0"/>
    </style:style>
    <style:style style:name="T9" style:family="text">
      <style:text-properties officeooo:rsid="0020766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LITYKA PRYWATNOŚCI</text:h>
      <text:p text:style-name="P2">I. Postanowienia ogólne</text:p>
      <text:p text:style-name="P2">II. Cel i zakres zbierania danych</text:p>
      <text:p text:style-name="P2">III. Prawo kontroli, dostępu do treści swoich danych oraz ich poprawiania</text:p>
      <text:p text:style-name="P2">IV. Pliki „Cookies”</text:p>
      <text:p text:style-name="P2">V. Postanowienia końcowe</text:p>
      <text:p text:style-name="P2"/>
      <text:p text:style-name="P2">I. Postanowienia ogólne</text:p>
      <text:p text:style-name="P2"><text:span text:style-name="T9">1.</text:span>Administratorem danych osobowych zbieranych za pośrednictwem <text:span text:style-name="T1">galerii Moje Akwarele</text:span> jest <text:span text:style-name="T1">osoba fizyczna</text:span> <text:span text:style-name="T1">Natalia Miler-Ogórkiewicz,</text:span> adres do doręczeń: <text:span text:style-name="T1">Szosa Lubicka 8/34</text:span>, 87-100 Toruń, adres poczty elektronicznej (e-mail): <text:span text:style-name="T1">info@mojeakwarele.pl</text:span>, zwanym dalej “Administratorem”.</text:p>
      <text:p text:style-name="P4"><text:span text:style-name="T8">2.</text:span><text:span text:style-name="T5">Wszelkie wyrazy lub wyrażenia pisane w treści niniejszej Polityki Prywatności z dużej litery należy rozumieć zgodnie z ich definicją zawartą w Regulaminie </text:span><text:span text:style-name="T6">galerii Moje Akwarele</text:span><text:span text:style-name="T5">.</text:span></text:p>
      <text:p text:style-name="P2">II. Cel i zakres zbierania danych</text:p>
      <text:p text:style-name="P3"><text:span text:style-name="T9">1. </text:span>Dane osobowe będą przetwarzane w celu realizacji za<text:span text:style-name="T1">mówień</text:span> w nasz<text:span text:style-name="T1">ej</text:span> <text:span text:style-name="T1">galerii</text:span>, w celu przesyłania informacji handlowych drogą elektroniczną (<text:span text:style-name="T1">newsletter</text:span>), stanowiącym tzw. prawnie uzasadniony interes przedsiębiorcy. Dane w tych celach przetwarzane będą na podstawie art. 6 ust. 1 lit. b), c) i f) Rozporządzenia Parlamentu Europejskiego i Rady (UE) 2016/679 z dnia 27 kwietnia 2016 roku w sprawie ochrony osób fizycznych w związku z przetwarzaniem danych osobowych i w sprawie swobodnego przepływu takich danych oraz uchylenia dyrektywy 95/46/WE (RODO) <text:span text:style-name="T4">oraz <text:s/>w związku z art. 10 ust. 2 Ustawy z dnia 18 lipca 2002 roku o świadczeniu usług drogą elektroniczną.</text:span></text:p>
      <text:p text:style-name="P2"/>
      <text:p text:style-name="P2"><text:span text:style-name="T9">2. </text:span>W przypadku konieczności dostarczenia zamówienia dane osobowe mogą być udostępniane operatorom pocztowym lub przewoźnikom wyłącznie w celu dostarczenia zamówienia. <text:span text:style-name="T7">Dane transakcyjne, w tym dane osobowe, mogą zostać przekazane na rzecz operatora płatności elektronicznych, wybranego przez Klienta w procesie składania Zamówienia, w zakresie niezbędnym do obsługi płatności za Zamówienie. </text:span>Dane osobowe przetwarzane w celach związanych z realizacją za<text:span text:style-name="T4">mówień</text:span> będą przetwarzane przez okres niezbędny do realizacji zakupów i zamówienia, po czym dane podlegające archiwizacji będą przechowywane przez okres właściwy dla przedawnienia roszczeń, tj. 10 lat. Dane osobowe przetwarzane w celach marketingowych objętych oświadczeniem zgody będą przetwarzane do czasu odwołania zgody.</text:p>
      <text:p text:style-name="P2"><text:span text:style-name="T9">3. </text:span>W przypadku stwierdzenia, że przetwarzanie danych osobowych narusza przepisy RODO, osoba, której dane dotyczą, ma prawo wnieść skargę do Generalnego Inspektora Ochrony Danych Osobowych (od 25 maja 2018 roku – Prezesa Urzędu Ochrony Danych Osobowych).</text:p>
      <text:p text:style-name="P2"><text:span text:style-name="T9">4. </text:span>Podanie danych osobowych jest dobrowolne, jednak podanie oznaczonych danych osobowych jest warunkiem złożenia zamówienia, natomiast konsekwencją ich niepodania będzie brak możliwości zamówienia produktów w <text:span text:style-name="T4">galerii</text:span>.</text:p>
      <text:p text:style-name="P2"><text:span text:style-name="T9">5. </text:span>Administrator dokłada szczególnej staranności w celu ochrony interesów osób, których dane dotyczą, a w szczególności zapewnia, że zbierane przez niego dane są:</text:p>
      <text:p text:style-name="P2">przetwarzane zgodnie z prawem,</text:p>
      <text:p text:style-name="P2">zbierane dla oznaczonych, zgodnych z prawem celów i niepoddawane dalszemu przetwarzaniu niezgodnemu z tymi celami,</text:p>
      <text:p text:style-name="P2"><text:soft-page-break/>merytorycznie poprawne i adekwatne w stosunku do celów, w jakich są przetwarzane oraz przechowywane w postaci umożliwiającej identyfikację osób, których dotyczą, nie dłużej niż jest to niezbędne do osiągnięcia celu przetwarzania.</text:p>
      <text:p text:style-name="P2">III. Prawo kontroli, dostępu do treści swoich danych oraz ich poprawiania</text:p>
      <text:p text:style-name="P2"><text:span text:style-name="T9">1. </text:span>Osoba, której dane dotyczą, ma prawo dostępu do treści swoich danych osobowych oraz prawo ich sprostowania, usunięcia, ograniczenia przetwarzania, prawo do przenoszenia danych, prawo wniesienia sprzeciwu, prawo do cofnięcia zgody w dowolnym momencie bez wpływu na zgodność z prawem przetwarzania, którego dokonano na podstawie zgody przed jej cofnięciem.</text:p>
      <text:p text:style-name="P2"><text:span text:style-name="T9">2. </text:span>W celu realizacji uprawnień, o których mowa w pkt 1 można wysłać stosowną wiadomość e-mail na adres: <text:span text:style-name="T4">info@mojeakwarele.pl</text:span></text:p>
      <text:p text:style-name="P2">IV. Pliki Cookies</text:p>
      <text:p text:style-name="P2"><text:span text:style-name="T9">1. Galeria</text:span> Usługodawcy używa plików„cookies”. Brak zmiany po stronie Usługobiorcy ustawień przeglądarki jest równoznaczny z wyrażeniem zgody na ich użycie.</text:p>
      <text:p text:style-name="P2"><text:span text:style-name="T9">2. </text:span>Instalacja plików „cookies” jest konieczna do prawidłowego świadczenia usług w <text:span text:style-name="T4">Galerii</text:span>. W plikach „cookies” znajdują się informacje niezbędne do prawidłowego funkcjonowania <text:span text:style-name="T4">Galerii</text:span>, w szczególności tych wymagających autoryzacji.</text:p>
      <text:p text:style-name="P2"><text:span text:style-name="T9">3. </text:span>W ramach <text:span text:style-name="T4">Galerii</text:span> stosowane są trzy rodzaje plików „cookies”: „sesyjne”, „stałe” oraz „analityczne”. „Cookies” „sesyjne” są plikami tymczasowymi, które przechowywane są w urządzeniu końcowym Usługobiorcy do czasu wylogowania (opuszczenia <text:span text:style-name="T4">Galerii</text:span>). „Stałe” pliki „cookies” przechowywane są w urządzeniu końcowym Usługobiorcy przez czas określony w parametrach plików „cookies” lub do czasu ich usunięcia przez Usługobiorcę. „Cookies” „analityczne” umożliwiają lepsze poznanie sposobu interakcji Usługobiorcy w zakresie zawartości Sklepu, lepiej zorganizować jego układ. “Analityczne” „cookies” gromadzą informacje o sposobie korzystania ze Sklepu przez Usługobiorcę, typie strony, z jakiej Usługobiorca został przekierowany, oraz liczbie odwiedzin i czasie wizyty Usługobiorcy na stronie Sklepu. Informacje te nie rejestrują konkretnych danych osobowych Usługobiorcy, lecz służą do opracowania statystyk korzystania ze Sklepu.</text:p>
      <text:p text:style-name="P2"><text:span text:style-name="T9">4. </text:span>Usługobiorca ma prawo zadecydowania w zakresie dostępu plików „cookies” do swojego komputera poprzez ich uprzedni wybór w oknie swojej przeglądarki. Szczegółowe informacje o możliwości i sposobach obsługi plików „cookies” dostępne są w ustawieniach oprogramowania (przeglądarki internetowej).</text:p>
      <text:p text:style-name="P2">V. Postanowienia końcowe</text:p>
      <text:p text:style-name="P2"><text:span text:style-name="T9">1. </text:span>Administrator stosuje środki techniczne i organizacyjne zapewniające ochronę przetwarzanych danych osobowych odpowiednią do zagrożeń oraz kategorii danych objętych ochroną, a w szczególności zabezpiecza dane przed ich udostępnieniem osobom nieupoważnionym, zabraniem przez osobę nieuprawnioną, przetwarzaniem z naruszeniem obowiązujących przepisów oraz zmianą, utratą, uszkodzeniem lub zniszczeniem.</text:p>
      <text:p text:style-name="P2"><text:span text:style-name="T9">2. </text:span>Usługodawca udostępnia odpowiednie środki techniczne zapobiegające pozyskiwaniu i modyfikowaniu przez osoby nieuprawnione, danych osobowych przesyłanych drogą elektroniczną.</text:p>
      <text:p text:style-name="P2"><text:span text:style-name="T9">3. </text:span>W sprawach nieuregulowanych niniejszą Polityką prywatności stosuje się odpowiednio postanowienia Regulaminu <text:span text:style-name="T4">galerii</text:span> <text:s/><text:span text:style-name="T4">Moje Akwarele</text:span>, przepisy Rozporządzenia Parlamentu Europejskiego i Rady (UE) 2016/679 z dnia 27 kwietnia 2016 roku w sprawie ochrony osób fizycznych w związku z przetwarzaniem danych osobowych i w sprawie swobodnego przepływu takich danych oraz uchylenia dyrektywy 95/46/WE (RODO) oraz inne właściwe przepisy prawa polskiego.</text:p>
      <text:p text:style-name="P2"><text:span text:style-name="T9">4. </text:span>Postanowienia niniejszej Polityki Prywatności wchodzą w życie z dniem <text:span text:style-name="T4">1 stycznia 2020 roku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idot" svg:font-family="Didot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20:29:06.584000000</meta:creation-date>
    <dc:date>2020-12-04T22:39:43.650000000</dc:date>
    <meta:editing-duration>PT10M7S</meta:editing-duration>
    <meta:editing-cycles>1</meta:editing-cycles>
    <meta:document-statistic meta:table-count="0" meta:image-count="0" meta:object-count="0" meta:page-count="2" meta:paragraph-count="31" meta:word-count="843" meta:character-count="6459" meta:non-whitespace-character-count="5644"/>
    <meta:generator>LibreOffice/6.4.4.2$Windows_X86_64 LibreOffice_project/3d775be2011f3886db32dfd395a6a6d1ca2630ff</meta:generator>
  </office:meta>
</office:document-meta>
</file>